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Times New Roman1" svg:font-family="'Times New Roman'" style:font-adornments="Italiqu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Italique" style:font-family-generic="swiss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43cm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e3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61cm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901cm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indent="0cm"/>
      <style:text-properties style:font-name="Times New Roman1" fo:font-style="normal" fo:font-weight="normal" style:font-size-asian="18pt" style:font-size-complex="18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imes New Roman1" fo:font-size="11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loext:graphic-properties draw:fill="solid" draw:fill-color="#ffe399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style:paragraph-properties fo:margin-left="0cm" fo:margin-right="0cm" fo:margin-top="0cm" fo:margin-bottom="0cm" fo:line-height="100%" fo:text-indent="0cm"/>
      <style:text-properties fo:font-style="normal" style:font-style-asian="normal" style:font-style-complex="normal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Times New Roman1" fo:font-size="11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3" style:family="text"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4" style:family="text">
      <style:text-properties style:use-window-font-color="true" style:text-outline="false" style:text-line-through-style="none" style:text-line-through-type="none" style:font-name="Times New Roman" fo:font-size="11pt" fo:language="fr" fo:country="FR" fo:font-style="normal" fo:text-shadow="none" style:text-underline-style="none" fo:font-weight="normal" style:font-name-asian="Arial Unicode MS" style:font-size-asian="18pt" style:language-asian="fr" style:country-asian="FR" style:font-style-asian="normal" style:font-weight-asian="normal" style:font-name-complex="Tahoma" style:font-size-complex="21.2000007629395pt" style:font-style-complex="normal" style:font-weight-complex="normal" style:text-emphasize="none" style:font-relief="none"/>
    </style:style>
    <style:style style:name="T5" style:family="text">
      <style:text-properties style:use-window-font-color="true" style:text-outline="false" style:text-line-through-style="none" style:text-line-through-type="none" style:font-name="Bitstream Vera Sans1" fo:font-size="9pt" fo:language="fr" fo:country="FR" fo:font-style="normal" fo:text-shadow="none" style:text-underline-style="none" fo:font-weight="normal" style:font-name-asian="Arial Unicode MS" style:font-size-asian="18pt" style:language-asian="fr" style:country-asian="FR" style:font-style-asian="normal" style:font-weight-asian="normal" style:font-name-complex="Tahoma" style:font-size-complex="21.2000007629395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2.303cm" svg:height="1.68cm" svg:x="9.793cm" svg:y="14.643cm">
          <draw:text-box>
            <text:p text:style-name="P1"><text:span text:style-name="T1">z </text:span><text:span text:style-name="T2">+ 3</text:span></text:p>
          </draw:text-box>
        </draw:frame>
        <draw:g>
          <draw:polygon draw:style-name="gr2" draw:text-style-name="P3" draw:layer="layout" svg:width="3.647cm" svg:height="1.68cm" svg:x="8.898cm" svg:y="13.439cm" svg:viewBox="0 0 3648 1681" draw:points="0,1023 1468,0 3648,1681 19,998">
            <text:p/>
          </draw:polygon>
          <draw:frame draw:style-name="gr3" draw:text-style-name="P5" draw:layer="layout" svg:width="0.936cm" svg:height="0.86cm" svg:x="11.133cm" svg:y="13.603cm">
            <draw:text-box>
              <text:p text:style-name="P4"><text:span text:style-name="T3">z</text:span></text:p>
            </draw:text-box>
          </draw:frame>
          <draw:frame draw:style-name="gr4" draw:text-style-name="P5" draw:layer="layout" svg:width="1.641cm" svg:height="1.151cm" svg:x="8.655cm" svg:y="13.375cm">
            <draw:text-box>
              <text:p text:style-name="P4"><text:span text:style-name="T3">z </text:span><text:span text:style-name="T4">– </text:span><text:span text:style-name="T5">8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Times New Roman1" svg:font-family="'Times New Roman'" style:font-adornments="Italiqu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Italique" style:font-family-generic="swiss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4T21:59:52.427201854</meta:creation-date>
    <dc:date>2019-06-24T22:08:25.126662990</dc:date>
    <meta:editing-duration>PT8M30S</meta:editing-duration>
    <meta:editing-cycles>4</meta:editing-cycles>
    <meta:generator>LibreOffice/5.2.7.2$Linux_X86_64 LibreOffice_project/20m0$Build-2</meta:generator>
    <meta:document-statistic meta:object-count="5"/>
  </office:meta>
</office:document-meta>
</file>